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3.875cm"/>
    </style:style>
    <style:style style:name="co5" style:family="table-column">
      <style:table-column-properties fo:break-before="auto" style:column-width="16.288cm"/>
    </style:style>
    <style:style style:name="co6" style:family="table-column">
      <style:table-column-properties fo:break-before="auto" style:column-width="3.3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LP</text:p>
          </table:table-cell>
          <table:table-cell office:value-type="string">
            <text:p>NAZWA</text:p>
          </table:table-cell>
          <table:table-cell office:value-type="string">
            <text:p>LINK</text:p>
          </table:table-cell>
          <table:table-cell office:value-type="string">
            <text:p>CEN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ilicone Heating Pad 24v 180mmx150mm</text:p>
          </table:table-cell>
          <table:table-cell office:value-type="string">
            <text:p><text:a xlink:href="https://pl.aliexpress.com/item/4000454364722.html?spm=a2g0s.9042311.0.0.6e475c0fvVyXZO">https://pl.aliexpress.com/item/4000454364722.html?spm=a2g0s.9042311.0.0.6e475c0fvVyXZO</text:a></text:p>
          </table:table-cell>
          <table:table-cell office:value-type="float" office:value="17.2">
            <text:p>17,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L-08N2 8mm sensing DC NPN</text:p>
          </table:table-cell>
          <table:table-cell office:value-type="string">
            <text:p><text:a xlink:href="https://www.aliexpress.com/item/32803870919.html?spm=a2g0s.9042311.0.0.42994c4dbCaijq">https://www.aliexpress.com/item/32803870919.html?spm=a2g0s.9042311.0.0.42994c4dbCaijq</text:a></text:p>
          </table:table-cell>
          <table:table-cell office:value-type="float" office:value="2.62">
            <text:p>2,62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4PCS/lot 2020 T-slot hole 5mm 20X20 Aluminum Profile Extrusion 300mm x 5psc.</text:p>
          </table:table-cell>
          <table:table-cell office:value-type="string">
            <text:p><text:a xlink:href="https://www.aliexpress.com/item/32965917912.html?spm=a2g0s.9042311.0.0.42994c4dbCaijq">https://www.aliexpress.com/item/32965917912.html?spm=a2g0s.9042311.0.0.42994c4dbCaijq</text:a></text:p>
          </table:table-cell>
          <table:table-cell office:value-type="float" office:value="61.3">
            <text:p>61,3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near Guide MGN Product properties: MGN9H + 250mm X 5psc</text:p>
          </table:table-cell>
          <table:table-cell office:value-type="string">
            <text:p>https://www.aliexpress.com/item/32900548483.html?spm=a2g0s.9042311.0.0.42994c4dbCaijq</text:p>
          </table:table-cell>
          <table:table-cell office:value-type="float" office:value="57.01">
            <text:p>57,01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SKR mini E3 Control Board TMC2209 UART DIP TMC2208 UART </text:p>
          </table:table-cell>
          <table:table-cell office:value-type="string">
            <text:p>https://www.aliexpress.com/item/4000223898913.html?spm=a2g0s.9042311.0.0.42994c4dbCaijq</text:p>
          </table:table-cell>
          <table:table-cell office:value-type="float" office:value="26.13">
            <text:p>26,1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aspberry Pi 3 Model A+ </text:p>
          </table:table-cell>
          <table:table-cell office:value-type="string">
            <text:p><text:a xlink:href="https://www.aliexpress.com/item/4000170312173.html">https://www.aliexpress.com/item/4000170312173.html</text:a></text:p>
          </table:table-cell>
          <table:table-cell office:value-type="float" office:value="29.18">
            <text:p>29,1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6 NOZZLE for E3D HOTEND for PT100</text:p>
          </table:table-cell>
          <table:table-cell office:value-type="string">
            <text:p><text:a xlink:href="https://www.aliexpress.com/item/32844313509.html?spm=a2g0s.9042311.0.0.42994c4dbCaijq">https://www.aliexpress.com/item/32844313509.html?spm=a2g0s.9042311.0.0.42994c4dbCaijq</text:a></text:p>
          </table:table-cell>
          <table:table-cell office:value-type="float" office:value="12.25">
            <text:p>12,25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Optical Endstop Light Control Limit x 2psc</text:p>
          </table:table-cell>
          <table:table-cell office:value-type="string">
            <text:p>https://www.aliexpress.com/item/32861519345.html</text:p>
          </table:table-cell>
          <table:table-cell office:value-type="float" office:value="6.68">
            <text:p>6,6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Raspberry Pi 3 Camera Module</text:p>
          </table:table-cell>
          <table:table-cell office:value-type="string">
            <text:p><text:a xlink:href="https://www.aliexpress.com/item/32906141385.html">https://www.aliexpress.com/item/32906141385.html</text:a></text:p>
          </table:table-cell>
          <table:table-cell office:value-type="float" office:value="3.07">
            <text:p>3,0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Nema17 Stepper Motor 42mm x 3psc</text:p>
          </table:table-cell>
          <table:table-cell office:value-type="string">
            <text:p><text:a xlink:href="https://www.aliexpress.com/item/32959099772.html">https://www.aliexpress.com/item/32959099772.html</text:a></text:p>
          </table:table-cell>
          <table:table-cell office:value-type="float" office:value="24.99">
            <text:p>24,99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17HS4023 Nema17</text:p>
          </table:table-cell>
          <table:table-cell office:value-type="string">
            <text:p><text:a xlink:href="https://www.aliexpress.com/item/32841621498.html">https://www.aliexpress.com/item/32841621498.html</text:a></text:p>
          </table:table-cell>
          <table:table-cell office:value-type="float" office:value="6.87">
            <text:p>6,8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Brass Hot Melt Inset Nuts M3 X D5.0 X L5.0</text:p>
          </table:table-cell>
          <table:table-cell office:value-type="string">
            <text:p><text:a xlink:href="https://www.aliexpress.com/item/4000232858343.html">https://www.aliexpress.com/item/4000232858343.html</text:a></text:p>
          </table:table-cell>
          <table:table-cell office:value-type="float" office:value="6.2">
            <text:p>6,2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rass Hot Melt Inset Nuts M3 X D4.7 X L3.0</text:p>
          </table:table-cell>
          <table:table-cell office:value-type="string">
            <text:p><text:a xlink:href="https://www.aliexpress.com/item/4000232858343.html">https://www.aliexpress.com/item/4000232858343.html</text:a></text:p>
          </table:table-cell>
          <table:table-cell office:value-type="float" office:value="5.98">
            <text:p>5,9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Steady MEAN WELL LRS-150-24 24V 6.5A</text:p>
          </table:table-cell>
          <table:table-cell office:value-type="string">
            <text:p><text:a xlink:href="https://www.aliexpress.com/item/32949954054.html">https://www.aliexpress.com/item/32949954054.html</text:a></text:p>
          </table:table-cell>
          <table:table-cell office:value-type="float" office:value="11.11">
            <text:p>11,11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nkang MEAN WELL RS-25-5 5V 5A</text:p>
          </table:table-cell>
          <table:table-cell office:value-type="string">
            <text:p><text:a xlink:href="https://www.aliexpress.com/item/4000707803574.html">https://www.aliexpress.com/item/4000707803574.html</text:a></text:p>
          </table:table-cell>
          <table:table-cell office:value-type="float" office:value="7.1">
            <text:p>7,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GATES-LL-2GT GT2 6mm 2m</text:p>
          </table:table-cell>
          <table:table-cell office:value-type="string">
            <text:p><text:a xlink:href="https://www.aliexpress.com/item/32952396111.html">https://www.aliexpress.com/item/32952396111.html</text:a></text:p>
          </table:table-cell>
          <table:table-cell office:value-type="float" office:value="5.87">
            <text:p>5,87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GATES-LL-2GT GT2 9mm 2m</text:p>
          </table:table-cell>
          <table:table-cell office:value-type="string">
            <text:p><text:a xlink:href="https://www.aliexpress.com/item/32952396111.html">https://www.aliexpress.com/item/32952396111.html</text:a></text:p>
          </table:table-cell>
          <table:table-cell office:value-type="float" office:value="8.72">
            <text:p>8,72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Fast Switching Schottky Diode kit</text:p>
          </table:table-cell>
          <table:table-cell office:value-type="string">
            <text:p><text:a xlink:href="https://www.aliexpress.com/item/32633071171.html">https://www.aliexpress.com/item/32633071171.html</text:a></text:p>
          </table:table-cell>
          <table:table-cell office:value-type="float" office:value="2.3">
            <text:p>2,3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GT Idler Timing Pulley 20 Teeth Aluminum Alloy Perlin Passive 5mm x 10 psc</text:p>
          </table:table-cell>
          <table:table-cell office:value-type="string">
            <text:p><text:a xlink:href="https://www.aliexpress.com/item/32671018751.html">https://www.aliexpress.com/item/32671018751.html</text:a></text:p>
          </table:table-cell>
          <table:table-cell office:value-type="float" office:value="7.4">
            <text:p>7,4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PCS GT2 20 Teeth Timing Pulleys Bore 5mm <text:s/>9mm belt x 2psc</text:p>
          </table:table-cell>
          <table:table-cell office:value-type="string">
            <text:p><text:a xlink:href="https://www.aliexpress.com/item/32733656125.html">https://www.aliexpress.com/item/32733656125.html</text:a></text:p>
          </table:table-cell>
          <table:table-cell office:value-type="float" office:value="1.52">
            <text:p>1,52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GT2 20 Teeth Timing Pulley Bore 5mm <text:s/>6mm belt x 3psc</text:p>
          </table:table-cell>
          <table:table-cell office:value-type="string">
            <text:p><text:a xlink:href="https://www.aliexpress.com/item/32620837112.html">https://www.aliexpress.com/item/32620837112.html</text:a></text:p>
          </table:table-cell>
          <table:table-cell office:value-type="float" office:value="2.4">
            <text:p>2,4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 tooth width 10mm bore 5mm without teeth</text:p>
          </table:table-cell>
          <table:table-cell office:value-type="string">
            <text:p>https://www.aliexpress.com/item/32817328238.html</text:p>
          </table:table-cell>
          <table:table-cell office:value-type="float" office:value="0.79">
            <text:p>0,79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 tooth width 10mm bore 5mm GT2 teeth</text:p>
          </table:table-cell>
          <table:table-cell office:value-type="string">
            <text:p><text:a xlink:href="https://www.aliexpress.com/item/32817328238.html">https://www.aliexpress.com/item/32817328238.html</text:a></text:p>
          </table:table-cell>
          <table:table-cell office:value-type="float" office:value="0.79">
            <text:p>0,79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20 tooth width 6mm bore 5mm GT2 teeth x 2</text:p>
          </table:table-cell>
          <table:table-cell/>
          <table:table-cell office:value-type="float" office:value="1.58">
            <text:p>1,58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10PCS Carbon Steel Miniature Bearing 625 </text:p>
          </table:table-cell>
          <table:table-cell office:value-type="string">
            <text:p><text:a xlink:href="https://www.aliexpress.com/item/4001274162468.html">https://www.aliexpress.com/item/4001274162468.html</text:a></text:p>
          </table:table-cell>
          <table:table-cell office:value-type="float" office:value="1.73">
            <text:p>1,7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F695Z zz z 2z F619/5 x 2psc</text:p>
          </table:table-cell>
          <table:table-cell office:value-type="string">
            <text:p><text:a xlink:href="https://www.aliexpress.com/item/4000390118316.html">https://www.aliexpress.com/item/4000390118316.html</text:a></text:p>
          </table:table-cell>
          <table:table-cell office:value-type="float" office:value="1.58">
            <text:p>1,5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5pcs/lot 188-GT2 Loop Timing Belt Width 6mm GT2</text:p>
          </table:table-cell>
          <table:table-cell office:value-type="string">
            <text:p><text:a xlink:href="https://www.aliexpress.com/item/32681361460.html">https://www.aliexpress.com/item/32681361460.html</text:a></text:p>
          </table:table-cell>
          <table:table-cell office:value-type="float" office:value="3.29">
            <text:p>3,29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Bondtech BMG Dual Drive Exturder </text:p>
          </table:table-cell>
          <table:table-cell office:value-type="string">
            <text:p><text:a xlink:href="https://www.aliexpress.com/item/1005001279415547.html">https://www.aliexpress.com/item/1005001279415547.html</text:a></text:p>
          </table:table-cell>
          <table:table-cell office:value-type="float" office:value="8.16">
            <text:p>8,16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Ball Bearing or Oil bearing 4010 40mm x 10mm DC 24V x 2psc</text:p>
          </table:table-cell>
          <table:table-cell office:value-type="string">
            <text:p><text:a xlink:href="https://www.aliexpress.com/item/32908519568.html">https://www.aliexpress.com/item/32908519568.html</text:a></text:p>
          </table:table-cell>
          <table:table-cell office:value-type="float" office:value="6.32">
            <text:p>6,3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4010 Fan DC 24V 2Pin x2 psc</text:p>
          </table:table-cell>
          <table:table-cell office:value-type="string">
            <text:p><text:a xlink:href="https://www.aliexpress.com/item/32855452911.html">https://www.aliexpress.com/item/32855452911.html</text:a></text:p>
          </table:table-cell>
          <table:table-cell office:value-type="float" office:value="2.73">
            <text:p>2,73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Spring For Heated bed x 3psc</text:p>
          </table:table-cell>
          <table:table-cell office:value-type="string">
            <text:p><text:a xlink:href="https://www.aliexpress.com/item/32951835638.html">https://www.aliexpress.com/item/32951835638.html</text:a></text:p>
          </table:table-cell>
          <table:table-cell office:value-type="float" office:value="0.63">
            <text:p>0,63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10A 250V Power Switch 3 in 1 AC Part Red</text:p>
          </table:table-cell>
          <table:table-cell office:value-type="string">
            <text:p><text:a xlink:href="https://www.aliexpress.com/item/32811501107.html">https://www.aliexpress.com/item/32811501107.html</text:a></text:p>
          </table:table-cell>
          <table:table-cell office:value-type="float" office:value="7.4">
            <text:p>7,4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-nut M3 x3</text:p>
          </table:table-cell>
          <table:table-cell office:value-type="string">
            <text:p><text:a xlink:href="https://www.aliexpress.com/item/4000726230157.html">https://www.aliexpress.com/item/4000726230157.html</text:a></text:p>
          </table:table-cell>
          <table:table-cell office:value-type="float" office:value="6.96">
            <text:p>6,96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-nut M4 x2</text:p>
          </table:table-cell>
          <table:table-cell office:value-type="string">
            <text:p><text:a xlink:href="https://www.aliexpress.com/item/4000726230157.html">https://www.aliexpress.com/item/4000726230157.html</text:a></text:p>
          </table:table-cell>
          <table:table-cell office:value-type="float" office:value="4.64">
            <text:p>4,64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T-Nut M5 x2</text:p>
          </table:table-cell>
          <table:table-cell office:value-type="string">
            <text:p><text:a xlink:href="https://www.aliexpress.com/item/4000726230157.html">https://www.aliexpress.com/item/4000726230157.html</text:a></text:p>
          </table:table-cell>
          <table:table-cell office:value-type="float" office:value="4.94">
            <text:p>4,94</text:p>
          </table:table-cell>
        </table:table-row>
        <table:table-row table:style-name="ro4" table:number-rows-repeated="3">
          <table:table-cell table:number-columns-repeated="4"/>
        </table:table-row>
        <table:table-row table:style-name="ro4">
          <table:table-cell table:number-columns-repeated="3"/>
          <table:table-cell table:formula="of:=SUM([.D2:.D36])" office:value-type="float" office:value="357.44">
            <text:p>357,44</text:p>
          </table:table-cell>
        </table:table-row>
        <table:table-row table:style-name="ro4" table:number-rows-repeated="3">
          <table:table-cell table:number-columns-repeated="4"/>
        </table:table-row>
        <table:table-row table:style-name="ro3">
          <table:table-cell/>
          <table:table-cell office:value-type="string">
            <text:p>screws, washers,</text:p>
          </table:table-cell>
          <table:table-cell/>
          <table:table-cell office:value-type="float" office:value="35">
            <text:p>35</text:p>
          </table:table-cell>
        </table:table-row>
        <table:table-row table:style-name="ro3">
          <table:table-cell/>
          <table:table-cell office:value-type="string">
            <text:p>220 X 190 X 4mm aluminum table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string">
            <text:p>plexiglass</text:p>
          </table:table-cell>
          <table:table-cell/>
          <table:table-cell office:value-type="float" office:value="12">
            <text:p>12</text:p>
          </table:table-cell>
        </table:table-row>
        <table:table-row table:style-name="ro4">
          <table:table-cell/>
          <table:table-cell office:value-type="string">
            <text:p>ABS 2kg </text:p>
          </table:table-cell>
          <table:table-cell/>
          <table:table-cell office:value-type="float" office:value="40">
            <text:p>40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3"/>
          <table:table-cell table:style-name="ce1" table:formula="of:=SUM([.D40:.D48])" office:value-type="float" office:value="454.44">
            <text:p>454,44</text:p>
          </table:table-cell>
        </table:table-row>
      </table:table>
      <table:table table:name="Arkusz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4.08.2020</text:date>, <text:time>12:58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z M</meta:initial-creator>
    <meta:creation-date>2020-08-17T14:03:55.22</meta:creation-date>
    <dc:date>2020-08-24T12:58:16.57</dc:date>
    <dc:creator>Mariusz M</dc:creator>
    <meta:editing-duration>P6DT1H46M53S</meta:editing-duration>
    <meta:editing-cycles>10</meta:editing-cycles>
    <meta:generator>OpenOffice/4.1.7$Win32 OpenOffice.org_project/417m1$Build-9800</meta:generator>
    <meta:document-statistic meta:table-count="3" meta:cell-count="153" meta:object-count="0"/>
  </office:meta>
</office:document-meta>
</file>